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1" style:family="paragraph" style:parent-style-name="Standard" style:list-style-name="L1"/>
    <style:style style:name="P22" style:family="paragraph" style:parent-style-name="Standard" style:list-style-name="L7"/>
    <style:style style:name="P23" style:family="paragraph" style:parent-style-name="Standard" style:list-style-name="L8"/>
    <style:style style:name="P24" style:family="paragraph" style:parent-style-name="Standard" style:list-style-name="L9"/>
    <style:style style:name="P25" style:family="paragraph" style:parent-style-name="Heading_20_3">
      <style:text-properties fo:background-color="transparent"/>
    </style:style>
    <style:style style:name="P26" style:family="paragraph" style:parent-style-name="Heading_20_3">
      <style:text-properties style:font-size-complex="10pt"/>
    </style:style>
    <style:style style:name="P27" style:family="paragraph" style:parent-style-name="Комментарий" style:list-style-name="WW8Num46"/>
    <style:style style:name="P28" style:family="paragraph" style:parent-style-name="Комментарий" style:list-style-name="WW8Num80"/>
    <style:style style:name="P29" style:family="paragraph" style:parent-style-name="Комментарий" style:list-style-name="WW8Num14"/>
    <style:style style:name="P30" style:family="paragraph" style:parent-style-name="Комментарий" style:list-style-name="WW8Num48"/>
    <style:style style:name="P31" style:family="paragraph" style:parent-style-name="Комментарий" style:list-style-name="WW8Num37"/>
    <style:style style:name="P32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1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21cm" fo:text-indent="-0.635cm" fo:margin-left="0.0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6cm" fo:text-indent="-0.635cm" fo:margin-left="1.9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6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7"><text:a xlink:type="simple" xlink:href="#__RefHeading__20_113153493" text:style-name="Index_20_Link" text:visited-style-name="Index_20_Link">1. Введение<text:tab/>4</text:a></text:p>
          <text:p text:style-name="P17"><text:a xlink:type="simple" xlink:href="#__RefHeading__22_113153493" text:style-name="Index_20_Link" text:visited-style-name="Index_20_Link">2. Концепция<text:tab/>5</text:a></text:p>
          <text:p text:style-name="P19"><text:a xlink:type="simple" xlink:href="#__RefHeading__24_113153493" text:style-name="Index_20_Link" text:visited-style-name="Index_20_Link">2.1. Введение<text:tab/>5</text:a></text:p>
          <text:p text:style-name="P19"><text:a xlink:type="simple" xlink:href="#__RefHeading__26_113153493" text:style-name="Index_20_Link" text:visited-style-name="Index_20_Link">2.2. Жанр и аудитория<text:tab/>5</text:a></text:p>
          <text:p text:style-name="P19"><text:a xlink:type="simple" xlink:href="#__RefHeading__28_113153493" text:style-name="Index_20_Link" text:visited-style-name="Index_20_Link">2.3. Основные особенности игры<text:tab/>5</text:a></text:p>
          <text:p text:style-name="P19"><text:a xlink:type="simple" xlink:href="#__RefHeading__30_113153493" text:style-name="Index_20_Link" text:visited-style-name="Index_20_Link">2.4. Описание игры<text:tab/>5</text:a></text:p>
          <text:p text:style-name="P19"><text:a xlink:type="simple" xlink:href="#__RefHeading__32_113153493" text:style-name="Index_20_Link" text:visited-style-name="Index_20_Link">2.5. Предпосылки создания<text:tab/>5</text:a></text:p>
          <text:p text:style-name="P19"><text:a xlink:type="simple" xlink:href="#__RefHeading__34_113153493" text:style-name="Index_20_Link" text:visited-style-name="Index_20_Link">2.6. Платформа<text:tab/>5</text:a></text:p>
          <text:p text:style-name="P17"><text:a xlink:type="simple" xlink:href="#__RefHeading__36_113153493" text:style-name="Index_20_Link" text:visited-style-name="Index_20_Link">3. Функциональная спецификация<text:tab/>7</text:a></text:p>
          <text:p text:style-name="P19"><text:a xlink:type="simple" xlink:href="#__RefHeading__38_113153493" text:style-name="Index_20_Link" text:visited-style-name="Index_20_Link">3.1. Принципы игры <text:tab/>7</text:a></text:p>
          <text:p text:style-name="P18"><text:a xlink:type="simple" xlink:href="#__RefHeading__40_113153493" text:style-name="Index_20_Link" text:visited-style-name="Index_20_Link">3.1.1. Суть игрового процесса<text:tab/>7</text:a></text:p>
          <text:p text:style-name="P18"><text:a xlink:type="simple" xlink:href="#__RefHeading__42_113153493" text:style-name="Index_20_Link" text:visited-style-name="Index_20_Link">3.1.2. Ход игры и сюжет<text:tab/>7</text:a></text:p>
          <text:p text:style-name="P19"><text:a xlink:type="simple" xlink:href="#__RefHeading__44_113153493" text:style-name="Index_20_Link" text:visited-style-name="Index_20_Link">3.2. Физическая модель<text:tab/>7</text:a></text:p>
          <text:p text:style-name="P19"><text:a xlink:type="simple" xlink:href="#__RefHeading__46_113153493" text:style-name="Index_20_Link" text:visited-style-name="Index_20_Link">3.3. Персонаж игрока<text:tab/>7</text:a></text:p>
          <text:p text:style-name="P19"><text:a xlink:type="simple" xlink:href="#__RefHeading__48_113153493" text:style-name="Index_20_Link" text:visited-style-name="Index_20_Link">3.4. Элементы игры<text:tab/>7</text:a></text:p>
          <text:p text:style-name="P19"><text:a xlink:type="simple" xlink:href="#__RefHeading__50_113153493" text:style-name="Index_20_Link" text:visited-style-name="Index_20_Link">3.5. «Искусственный интеллект»<text:tab/>8</text:a></text:p>
          <text:p text:style-name="P19"><text:a xlink:type="simple" xlink:href="#__RefHeading__52_113153493" text:style-name="Index_20_Link" text:visited-style-name="Index_20_Link">3.6. Многопользовательский режим<text:tab/>8</text:a></text:p>
          <text:p text:style-name="P19"><text:a xlink:type="simple" xlink:href="#__RefHeading__54_113153493" text:style-name="Index_20_Link" text:visited-style-name="Index_20_Link">3.7. Интерфейс пользователя <text:tab/>8</text:a></text:p>
          <text:p text:style-name="P18"><text:a xlink:type="simple" xlink:href="#__RefHeading__56_113153493" text:style-name="Index_20_Link" text:visited-style-name="Index_20_Link">3.7.1. Блок-схема<text:tab/>8</text:a></text:p>
          <text:p text:style-name="P18"><text:a xlink:type="simple" xlink:href="#__RefHeading__58_113153493" text:style-name="Index_20_Link" text:visited-style-name="Index_20_Link">3.7.2. Функциональное описание и управление<text:tab/>8</text:a></text:p>
          <text:p text:style-name="P18"><text:a xlink:type="simple" xlink:href="#__RefHeading__60_113153493" text:style-name="Index_20_Link" text:visited-style-name="Index_20_Link">3.7.3. Объекты интерфейса пользователя<text:tab/>8</text:a></text:p>
          <text:p text:style-name="P19"><text:a xlink:type="simple" xlink:href="#__RefHeading__62_113153493" text:style-name="Index_20_Link" text:visited-style-name="Index_20_Link">3.8. Графика и видео<text:tab/>8</text:a></text:p>
          <text:p text:style-name="P18"><text:a xlink:type="simple" xlink:href="#__RefHeading__64_113153493" text:style-name="Index_20_Link" text:visited-style-name="Index_20_Link">3.8.1. Общее описание<text:tab/>9</text:a></text:p>
          <text:p text:style-name="P18"><text:a xlink:type="simple" xlink:href="#__RefHeading__66_113153493" text:style-name="Index_20_Link" text:visited-style-name="Index_20_Link">3.8.2. Двумерная графика и анимация<text:tab/>9</text:a></text:p>
          <text:p text:style-name="P18"><text:a xlink:type="simple" xlink:href="#__RefHeading__68_113153493" text:style-name="Index_20_Link" text:visited-style-name="Index_20_Link">3.8.3. Трехмерная графика и анимация<text:tab/>9</text:a></text:p>
          <text:p text:style-name="P18"><text:a xlink:type="simple" xlink:href="#__RefHeading__70_113153493" text:style-name="Index_20_Link" text:visited-style-name="Index_20_Link">3.8.4. Анимационные вставки<text:tab/>9</text:a></text:p>
          <text:p text:style-name="P19"><text:a xlink:type="simple" xlink:href="#__RefHeading__72_113153493" text:style-name="Index_20_Link" text:visited-style-name="Index_20_Link">3.9. Звуки и музыка <text:tab/>9</text:a></text:p>
          <text:p text:style-name="P18"><text:a xlink:type="simple" xlink:href="#__RefHeading__74_113153493" text:style-name="Index_20_Link" text:visited-style-name="Index_20_Link">3.9.1. Общее описание<text:tab/>9</text:a></text:p>
          <text:p text:style-name="P18"><text:a xlink:type="simple" xlink:href="#__RefHeading__76_113153493" text:style-name="Index_20_Link" text:visited-style-name="Index_20_Link">3.9.2. Звук и звуковые эффекты<text:tab/>9</text:a></text:p>
          <text:p text:style-name="P18"><text:a xlink:type="simple" xlink:href="#__RefHeading__78_113153493" text:style-name="Index_20_Link" text:visited-style-name="Index_20_Link">3.9.3. Музыка<text:tab/>10</text:a></text:p>
          <text:p text:style-name="P19"><text:a xlink:type="simple" xlink:href="#__RefHeading__80_113153493" text:style-name="Index_20_Link" text:visited-style-name="Index_20_Link">3.10. Описание уровней<text:tab/>10</text:a></text:p>
          <text:p text:style-name="P18"><text:a xlink:type="simple" xlink:href="#__RefHeading__82_113153493" text:style-name="Index_20_Link" text:visited-style-name="Index_20_Link">3.10.1. Общее описание дизайна уровней<text:tab/>10</text:a></text:p>
          <text:p text:style-name="P18"><text:a xlink:type="simple" xlink:href="#__RefHeading__84_113153493" text:style-name="Index_20_Link" text:visited-style-name="Index_20_Link">3.10.2. Диаграмма взаимного расположения уровней<text:tab/>10</text:a></text:p>
          <text:p text:style-name="P18"><text:a xlink:type="simple" xlink:href="#__RefHeading__86_113153493" text:style-name="Index_20_Link" text:visited-style-name="Index_20_Link">3.10.3. График введения новых объектов<text:tab/>10</text:a></text:p>
          <text:p text:style-name="P17"><text:a xlink:type="simple" xlink:href="#__RefHeading__88_113153493" text:style-name="Index_20_Link" text:visited-style-name="Index_20_Link">4. Контакты<text:tab/>11</text:a></text:p>
        </text:index-body>
      </text:table-of-content>
      <text:p text:style-name="P13"/>
      <text:p text:style-name="Standard"/>
      <text:h text:style-name="Heading_20_1" text:outline-level="1"><text:bookmark-start text:name="_Ref46212530"/><text:bookmark-start text:name="__RefHeading__20_113153493"/>Введение<text:bookmark-end text:name="_Ref46212530"/><text:bookmark-end text:name="__RefHeading__20_113153493"/></text:h>
      <text:p text:style-name="Комментарий">Приведите в этом разделе информацию, необходимую перед прочтением данного документа:</text:p>
      <text:list xml:id="list1865743021" text:style-name="WW8Num46">
        <text:list-item>
          <text:p text:style-name="P27">Комментарии по организации содержимого документа</text:p>
        </text:list-item>
        <text:list-item>
          <text:p text:style-name="P27">Ссылки на и используемые материалы, копирайты и прочее</text:p>
        </text:list-item>
        <text:list-item>
          <text:p text:style-name="P27">История изменений документа</text:p>
        </text:list-item>
        <text:list-item>
          <text:p text:style-name="P27">Список авторов</text:p>
        </text:list-item>
        <text:list-item>
          <text:p text:style-name="P27">Условные обозначения, сокращения и другие соглашения</text:p>
        </text:list-item>
        <text:list-item>
          <text:p text:style-name="P27">Любые сведения, которые необходимы для прочтения документа </text:p>
        </text:list-item>
      </text:list>
      <text:h text:style-name="Heading_20_1" text:outline-level="1"><text:bookmark-start text:name="_Ref46203453"/><text:bookmark-start text:name="__RefHeading__22_113153493"/>Концепция<text:bookmark-end text:name="_Ref46203453"/><text:bookmark-end text:name="__RefHeading__22_11315349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ing / <text:span text:style-name="T3">Adventure</text:span>, стратегии реального времени <text:span text:style-name="T3">(RTS)</text:span>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, но не ограничивающей частью геймлея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20812093441" text:style-name="L1">
        <text:list-item>
          <text:p text:style-name="P21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1">Изменяемые алгоритмы, управляющие игровыми объектами.</text:p>
        </text:list-item>
        <text:list-item>
          <text:p text:style-name="P21">Время как важная концепция. Путешествие во времени по особым законам.</text:p>
        </text:list-item>
        <text:list-item>
          <text:p text:style-name="P21">Процедурная генерация мира.</text:p>
        </text:list-item>
        <text:list-item>
          <text:p text:style-name="P21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1">Разнообразные реальные объекты космоса.</text:p>
        </text:list-item>
        <text:list-item>
          <text:p text:style-name="P21">Разнообразные фантастические объекты космоса, обусловленные фантастической моделью.</text:p>
        </text:list-item>
        <text:list-item>
          <text:p text:style-name="P21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1"><text:soft-page-break/>Свобода действий, не требующая следования сюжету.</text:p>
        </text:list-item>
        <text:list-item>
          <text:p text:style-name="P21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1">Противник с необычной психологией.</text:p>
        </text:list-item>
        <text:list-item>
          <text:p text:style-name="P21">Особый геймплей.</text:p>
        </text:list-item>
      </text:list>
      <text:p text:style-name="Standard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269871189" text:continue-list="list1865743021" text:style-name="WW8Num46">
        <text:list-item>
          <text:p text:style-name="P27">общие тенденции рынка в этом направлении</text:p>
        </text:list-item>
        <text:list-item>
          <text:p text:style-name="P27">вопросы, связанные с лицензированием (если используется)</text:p>
        </text:list-item>
      </text:list>
      <text:h text:style-name="Heading_20_2" text:outline-level="2"><text:bookmark-start text:name="_Ref46138760"/><text:bookmark-start text:name="_Ref46138777"/><text:bookmark-start text:name="__RefHeading__34_113153493"/>Платформа<text:bookmark-end text:name="_Ref46138760"/><text:bookmark-end text:name="_Ref46138777"/><text:bookmark-end text:name="__RefHeading__34_113153493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Ref46203462"/><text:bookmark-start text:name="__RefHeading__36_113153493"/>Функциональная спецификация<text:bookmark-end text:name="_Ref46203462"/><text:bookmark-end text:name="__RefHeading__36_113153493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Суть игрового процесса</text:h>
      <text:h text:style-name="Heading_20_3" text:outline-level="3"><text:bookmark-start text:name="_Ref46138734"/><text:bookmark-start text:name="__RefHeading__42_113153493"/>Ход игры и сюжет<text:bookmark-end text:name="_Ref46138734"/><text:bookmark-end text:name="__RefHeading__42_113153493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, геймплей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253"/><text:bookmark-start text:name="_Ref46138307"/><text:bookmark-start text:name="_Ref46138349"/><text:bookmark-start text:name="_Ref46138365"/><text:bookmark-start text:name="__RefHeading__44_113153493"/>Физическая модель<text:bookmark-end text:name="__RefHeading__44_113153493"/></text:h>
      <text:h text:style-name="Heading_20_3" text:outline-level="3">Описание мира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<text:soft-page-break/>Кроме обычной материи в мире существует фантастическая, образованная особыми частицами — тахионами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игрок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 (<text:span text:style-name="T8">TBD: гранулы.</text:span>)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P20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h text:style-name="Heading_20_3" text:outline-level="3">Игровая инфраструктура: концепции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2" text:note-class="footnote"><text:note-citation>2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3" text:note-class="footnote"><text:note-citation>3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 (<text:span text:style-name="T8">TBD: трансмиттер</text:span>)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(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)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<text:soft-page-break/>поверхностно (<text:span text:style-name="T8">TBD: требования к языку программирования и к игроку</text:span>)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. Причем она должна быть предварительно 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собствен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(</text:span><text:span text:style-name="T8">TBD: законы передачи энергии. Только ли со скоростью света? Или есть случаи, когда быстрее/медленнее скорости света?</text:span><text:span text:style-name="T9">)</text:span></text:p>
      <text:p text:style-name="Standard"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 (</text:span><text:span text:style-name="T8">TBD: преобразователь. Законы конвертации энергии.</text:span><text:span text:style-name="T9">)</text:span></text:p>
      <text:p text:style-name="P15"/>
      <text:h text:style-name="P25" text:outline-level="3">Игровая механика: Энергия</text:h>
      <text:p text:style-name="P15">Энергия бывает трех видов: синяя, зеленая, красная.</text:p>
      <text:p text:style-name="P15"/>
      <text:p text:style-name="P15"/>
      <text:p text:style-name="P15"/>
      <text:h text:style-name="P25" text:outline-level="3">Игровая механика: Время</text:h>
      <text:p text:style-name="P15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Понятно, что реальное течение времени и внутримировая скорость корабля остаются прежними, но прибываешь в пункт назначения субъективно быстрее. (<text:span text:style-name="T8">TBD: иное ощущение времени. Проверить необходимость, установить законы изменения.</text:span>)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Разделяются понятия внешний объект и собственный объект по отношению к игроку. Собственный <text:soft-page-break/>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1809666326" text:style-name="L7">
        <text:list-item>
          <text:p text:style-name="P22">Собственный объект движется с околосветовой скоростью.</text:p>
        </text:list-item>
      </text:list>
      <text:list xml:id="list1901699518" text:style-name="L8">
        <text:list-item>
          <text:p text:style-name="P23">Его временная энтропия нарастает по обычному закону.</text:p>
        </text:list-item>
        <text:list-item>
          <text:p text:style-name="P23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1217669072" text:continue-list="list1809666326" text:style-name="L7">
        <text:list-item>
          <text:p text:style-name="P22">Внешний объект движется с околосветовой скоростью.</text:p>
        </text:list-item>
      </text:list>
      <text:list xml:id="list2114674763" text:continue-list="list1901699518" text:style-name="L8">
        <text:list-item>
          <text:p text:style-name="P23">Его временная энтропия нарастает медленнее.</text:p>
        </text:list-item>
        <text:list-item>
          <text:p text:style-name="P23">Его внутреннее время идет медленнее.</text:p>
        </text:list-item>
      </text:list>
      <text:list xml:id="list813953994" text:continue-list="list1217669072" text:style-name="L7">
        <text:list-item>
          <text:p text:style-name="P22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1201821290" text:continue-list="list2114674763" text:style-name="L8">
        <text:list-item>
          <text:p text:style-name="P23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769480783" text:continue-list="list813953994" text:style-name="L7">
        <text:list-item>
          <text:p text:style-name="P22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Имеются понятия смещенный и несмещенный объект. Смещенный — это объект, отправленный из своего времени назад или вперед.</text:p>
      <text:list xml:id="list546191839" text:style-name="L9">
        <text:list-item>
          <text:p text:style-name="P24">Временная энтропия несмещенных объектов равна 0, и ее прирост также равен 0.</text:p>
        </text:list-item>
        <text:list-item>
          <text:p text:style-name="P24">(<text:span text:style-name="T8">TBD</text:span>) Временная энтропия смещенных назад объектов. Видимо, отрицательна и нарастает так, чтобы даже при движении объекта с максимальной скоростью сравнялась с 0 не позже точки отправления.</text:p>
        </text:list-item>
        <text:list-item>
          <text:p text:style-name="P24">(<text:span text:style-name="T8">TBD</text:span>) Временная энтропия смещенных вперед объектов.</text:p>
        </text:list-item>
      </text:list>
      <text:p text:style-name="Standard"/>
      <text:p text:style-name="Standard"/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1800141144" text:continue-list="list269871189" text:style-name="WW8Num46">
        <text:list-item>
          <text:p text:style-name="P27">Перемещения </text:p>
        </text:list-item>
        <text:list-item>
          <text:p text:style-name="P27">Боевые действия </text:p>
        </text:list-item>
        <text:list-item>
          <text:p text:style-name="P27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253"/><text:bookmark-end text:name="_Ref46138307"/><text:bookmark-end text:name="_Ref46138349"/><text:bookmark-end text:name="_Ref46138365"/><text:bookmark-start text:name="_Ref46313435"/><text:bookmark-start text:name="_Ref46313460"/><text:bookmark-start text:name="__RefHeading__48_113153493"/><text:soft-page-break/>Элементы игры<text:bookmark-end text:name="_Ref46313435"/><text:bookmark-end text:name="_Ref46313460"/><text:bookmark-end text:name="__RefHeading__48_113153493"/></text:h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58172463" text:continue-numbering="true" text:style-name="WW8Num46">
        <text:list-item>
          <text:p text:style-name="P27">Юниты и строения – <text:span text:style-name="T3">RTS</text:span>, <text:span text:style-name="T3">TBS</text:span></text:p>
        </text:list-item>
        <text:list-item>
          <text:p text:style-name="P27">Предметы (<text:span text:style-name="T3">items</text:span>) – <text:span text:style-name="T3">RTS</text:span>, <text:span text:style-name="T3">RPG</text:span></text:p>
        </text:list-item>
        <text:list-item>
          <text:p text:style-name="P27">Оружие – <text:span text:style-name="T3">FPS</text:span>, <text:span text:style-name="T3">RPG</text:span></text:p>
        </text:list-item>
        <text:list-item>
          <text:p text:style-name="P27"><text:span text:style-name="T3">NPC </text:span>и персонажи</text:p>
        </text:list-item>
        <text:list-item>
          <text:p text:style-name="P27">Транспортные средства<text:span text:style-name="T3"> – simulators</text:span></text:p>
        </text:list-item>
        <text:list-item>
          <text:p text:style-name="P27">Карты </text:p>
        </text:list-item>
        <text:list-item>
          <text:p text:style-name="P27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200783108" text:continue-numbering="true" text:style-name="WW8Num46">
        <text:list-item>
          <text:p text:style-name="P27">«Жанр» - <text:span text:style-name="T3">deathmatch</text:span>, <text:span text:style-name="T3">ctf</text:span> или другое</text:p>
        </text:list-item>
        <text:list-item>
          <text:p text:style-name="P27">Количество игроков</text:p>
        </text:list-item>
        <text:list-item>
          <text:p text:style-name="P27">Характеристика действий игрока и доступных игровых элементов, в отличие от описанных выше</text:p>
        </text:list-item>
        <text:list-item>
          <text:p text:style-name="P27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26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26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26" text:outline-level="3"><text:bookmark-start text:name="__RefHeading__60_113153493"/><text:soft-page-break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26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2086923133" text:continue-numbering="true" text:style-name="WW8Num46">
        <text:list-item>
          <text:p text:style-name="P27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27">Стилистика, атмосфера и палитра</text:p>
        </text:list-item>
        <text:list-item>
          <text:p text:style-name="P27">Другие общие сведения </text:p>
        </text:list-item>
      </text:list>
      <text:h text:style-name="P26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292691308" text:continue-numbering="true" text:style-name="WW8Num46">
        <text:list-item>
          <text:p text:style-name="P27">Интерфейс</text:p>
        </text:list-item>
        <text:list-item>
          <text:p text:style-name="P27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1534925958" text:continue-numbering="true" text:style-name="WW8Num46">
        <text:list-item>
          <text:p text:style-name="P27">Персонажи, строения и юниты.</text:p>
        </text:list-item>
        <text:list-item>
          <text:p text:style-name="P27">Игровой мир (ландшафты и статические объекты)</text:p>
        </text:list-item>
      </text:list>
      <text:h text:style-name="P26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096816438" text:style-name="WW8Num80">
        <text:list-item>
          <text:p text:style-name="P28">3<text:span text:style-name="T3">D </text:span>модели</text:p>
        </text:list-item>
        <text:list-item>
          <text:p text:style-name="P28">текстуры</text:p>
        </text:list-item>
        <text:list-item>
          <text:p text:style-name="P28">анимации</text:p>
        </text:list-item>
      </text:list>
      <text:h text:style-name="P26" text:outline-level="3"><text:bookmark-start text:name="_Ref46138327"/><text:bookmark-start text:name="_Ref46138337"/><text:bookmark-start text:name="__RefHeading__70_113153493"/>Анимационные вставки<text:bookmark-end text:name="_Ref46138327"/><text:bookmark-end text:name="_Ref46138337"/><text:bookmark-end text:name="__RefHeading__70_113153493"/></text:h>
      <text:p text:style-name="Комментарий">Данный раздел должен дать информацию о составе и характере роликов игры, а именно:</text:p>
      <text:list xml:id="list178855746" text:style-name="WW8Num14">
        <text:list-item>
          <text:p text:style-name="P29">Перечень и их расположение в игре (начальный ролик, финальный ролик, ролики миссий и т.д.)</text:p>
        </text:list-item>
        <text:list-item>
          <text:p text:style-name="P29">Характер исполнения (на «движке» игры или отдельная анимация)</text:p>
        </text:list-item>
        <text:list-item>
          <text:p text:style-name="P29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<text:soft-page-break/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26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26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476569217" text:style-name="WW8Num48">
        <text:list-item>
          <text:p text:style-name="P30">Интерфейса</text:p>
        </text:list-item>
        <text:list-item>
          <text:p text:style-name="P30">Спецэффектов</text:p>
        </text:list-item>
        <text:list-item>
          <text:p text:style-name="P30">Игровых объектов</text:p>
        </text:list-item>
        <text:list-item>
          <text:p text:style-name="P30">Диалогов и анимационных вставок</text:p>
        </text:list-item>
      </text:list>
      <text:h text:style-name="P26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452638916" text:style-name="WW8Num37">
        <text:list-item>
          <text:p text:style-name="P31">Главный интерфейс новой игры</text:p>
        </text:list-item>
        <text:list-item>
          <text:p text:style-name="P31">Состав музыкального сопровождения роликов</text:p>
        </text:list-item>
        <text:list-item>
          <text:p text:style-name="P31">Состав тем по уровням игры или их связь</text:p>
        </text:list-item>
        <text:list-item>
          <text:p text:style-name="P31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Ref46138254"/><text:bookmark-start text:name="__RefHeading__80_113153493"/>Описание уровней<text:bookmark-end text:name="_Ref46138254"/><text:bookmark-end text:name="__RefHeading__80_113153493"/></text:h>
      <text:h text:style-name="P26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26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26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Ref46203425"/><text:bookmark-start text:name="_Ref46203442"/><text:bookmark-start text:name="__RefHeading__88_113153493"/>Контакты<text:bookmark-end text:name="_Ref46203425"/><text:bookmark-end text:name="_Ref46203442"/><text:bookmark-end text:name="__RefHeading__88_113153493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01T01:42:29.99">01.09.2012</text:date> <text:date style:data-style-name="N108" text:date-value="2012-09-01T01:42:29.99">1:06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4</text:page-number></text:span> из <text:span text:style-name="Page_20_Number"><text:page-count style:num-format="1">14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01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01T01:42:30</dc:date>
    <meta:print-date>2003-07-18T14:03:00</meta:print-date>
    <meta:editing-cycles>350</meta:editing-cycles>
    <meta:editing-duration>PT15H27M13S</meta:editing-duration>
    <meta:generator>LibreOffice/3.5$Linux_X86_64 LibreOffice_project/350m1$Build-2</meta:generator>
    <dc:creator>gas </dc:creator>
    <meta:document-statistic meta:table-count="6" meta:image-count="0" meta:object-count="0" meta:page-count="14" meta:paragraph-count="236" meta:word-count="3487" meta:character-count="23944" meta:non-whitespace-character-count="22471"/>
    <meta:user-defined meta:name="Поле 1"/>
    <meta:user-defined meta:name="Поле 2"/>
    <meta:user-defined meta:name="Поле 3"/>
    <meta:user-defined meta:name="Поле 4"/>
  </office:meta>
</office:document-meta>
</file>